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/>
    </style:style>
    <style:style style:name="P2" style:family="paragraph" style:parent-style-name="Standard">
      <style:text-properties fo:color="#00000a" style:font-name="Calibri" fo:font-size="11pt" officeooo:paragraph-rsid="00129e07"/>
    </style:style>
    <style:style style:name="P3" style:family="paragraph" style:parent-style-name="Standard">
      <style:text-properties fo:color="#00000a" style:font-name="Calibri" fo:font-size="11pt" fo:font-weight="bold" style:font-weight-asian="bold" style:font-weight-complex="bold"/>
    </style:style>
    <style:style style:name="P4" style:family="paragraph" style:parent-style-name="Standard">
      <style:text-properties fo:color="#00000a" style:font-name="Calibri" fo:font-size="11pt" fo:font-weight="bold" officeooo:paragraph-rsid="00129e07" style:font-weight-asian="bold" style:font-weight-complex="bold"/>
    </style:style>
    <style:style style:name="P5" style:family="paragraph" style:parent-style-name="Standard" style:list-style-name="L1">
      <style:text-properties fo:color="#00000a" style:font-name="Calibri" fo:font-size="11pt"/>
    </style:style>
    <style:style style:name="P6" style:family="paragraph" style:parent-style-name="Standard" style:list-style-name="L2">
      <style:text-properties fo:color="#00000a" style:font-name="Calibri" fo:font-size="11pt"/>
    </style:style>
    <style:style style:name="P7" style:family="paragraph" style:parent-style-name="Standard" style:list-style-name="L3">
      <style:text-properties fo:color="#00000a" style:font-name="Calibri" fo:font-size="11pt"/>
    </style:style>
    <style:style style:name="P8" style:family="paragraph" style:parent-style-name="Standard" style:list-style-name="L4">
      <style:text-properties fo:color="#00000a" style:font-name="Calibri" fo:font-size="11pt"/>
    </style:style>
    <style:style style:name="P9" style:family="paragraph" style:parent-style-name="Standard" style:list-style-name="L4">
      <style:text-properties fo:color="#00000a" style:font-name="Calibri" fo:font-size="11pt" officeooo:rsid="00180c88" officeooo:paragraph-rsid="00180c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4c4b"/>
    </style:style>
    <style:style style:name="T3" style:family="text">
      <style:text-properties officeooo:rsid="0013eedf"/>
    </style:style>
    <style:style style:name="T4" style:family="text">
      <style:text-properties officeooo:rsid="0015ef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Title:</text:span> Favorites Search</text:p>
      <text:p text:style-name="P1"/>
      <text:p text:style-name="P1"><text:span text:style-name="T1">Description:</text:span> <text:s/>Allows the User to navigate to the Favorites Screen and select Favorite Services.</text:p>
      <text:p text:style-name="P2"/>
      <text:p text:style-name="P4">Pre-conditions:</text:p>
      <text:list xml:id="list5683994796771898714" text:style-name="L1">
        <text:list-item>
          <text:p text:style-name="P5">The App is open and has focus.</text:p>
        </text:list-item>
      </text:list>
      <text:p text:style-name="P1"/>
      <text:p text:style-name="P3">Post-conditions:</text:p>
      <text:list xml:id="list133795727579892979" text:style-name="L2">
        <text:list-item>
          <text:p text:style-name="P6">The App displays the Service Results Screen containing Service Data for the Service selected by the User.</text:p>
        </text:list-item>
      </text:list>
      <text:p text:style-name="P1"/>
      <text:p text:style-name="P3">Actors:</text:p>
      <text:list xml:id="list8031376280937342818" text:style-name="L3">
        <text:list-item>
          <text:p text:style-name="P7">User</text:p>
        </text:list-item>
        <text:list-item>
          <text:p text:style-name="P7">App</text:p>
        </text:list-item>
      </text:list>
      <text:p text:style-name="P1"/>
      <text:p text:style-name="P1"><text:span text:style-name="T1">Main Success Scenario:</text:span> </text:p>
      <text:list xml:id="list4527639371669249838" text:style-name="L4">
        <text:list-item>
          <text:p text:style-name="P8">The User presses the Favorites Menu Button.</text:p>
        </text:list-item>
        <text:list-item>
          <text:p text:style-name="P9">The App prepares the Favorites Screen.</text:p>
        </text:list-item>
        <text:list-item>
          <text:p text:style-name="P8">The App <text:span text:style-name="T2">queries</text:span> all Service<text:span text:style-name="T2">s</text:span> from the Service Database with a Favorites Flag set to true.</text:p>
        </text:list-item>
        <text:list-item>
          <text:p text:style-name="P8">The App displays the Favorites Screen <text:span text:style-name="T2">with</text:span> the User’s Favorite<text:span text:style-name="T2"> Service</text:span> List Items.</text:p>
        </text:list-item>
        <text:list-item>
          <text:p text:style-name="P8">The User presses a Favorites List Item on the Favorites Screen.</text:p>
        </text:list-item>
        <text:list-item>
          <text:p text:style-name="P8">The App finds the Service Data from the Service Database for the selected Service <text:span text:style-name="T3">List Item</text:span>.</text:p>
        </text:list-item>
        <text:list-item>
          <text:p text:style-name="P8">The App displays the Service Results Screen with the Service Data that was found.</text:p>
        </text:list-item>
      </text:list>
      <text:p text:style-name="P1"/>
      <text:p text:style-name="P1"><text:span text:style-name="T1">Alternate Flow 1:</text:span> 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10T12:05:39.796000000</dc:date>
    <meta:editing-duration>PT13M58S</meta:editing-duration>
    <meta:editing-cycles>8</meta:editing-cycles>
    <meta:document-statistic meta:table-count="0" meta:image-count="0" meta:object-count="0" meta:page-count="1" meta:paragraph-count="20" meta:word-count="175" meta:character-count="1006" meta:non-whitespace-character-count="855"/>
  </office:meta>
</office:document-meta>
</file>